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Period: 6</text:p>
      <text:p text:style-name="P1">Learning for Life Project</text:p>
      <text:p text:style-name="P1"/>
      <text:p text:style-name="P2"/>
      <text:p text:style-name="P2"/>
      <text:p text:style-name="P2">Dear Mister Police Officer,</text:p>
      <text:p text:style-name="P2"/>
      <text:p text:style-name="P2"/>
      <text:p text:style-name="P2"><text:tab/>I would like to bring to your attention that my mother has vanished from my household in the past few days. She left just a few days ago and left behind her <text:s/>favorite sweatshirt. I know my mother: She would never leave me unless something really horrible happened to her. </text:p>
      <text:p text:style-name="P2"/>
      <text:p text:style-name="P2"><text:tab/>I would like you to examine these unidentifiable hairs I found around my house. I also marked many potential blood spots with adhesive tape. </text:p>
      <text:p text:style-name="P2"/>
      <text:p text:style-name="P2"><text:tab/>I believe that my mother was kid napped by a lunatic because ...</text:p>
      <text:p text:style-name="P2"/>
      <text:list text:style-name="L1">
        <text:list-item>
          <text:p text:style-name="P3">She left behind her favorite clothes and vanished without a trace.</text:p>
          <text:p text:style-name="P3"/>
        </text:list-item>
        <text:list-item>
          <text:p text:style-name="P3">I have found many notes outside my house all of them written in the same strange suspicious handwriting. Here are some of the messages I found:</text:p>
          <text:p text:style-name="P6">Don't judge a man until you have walked two moons in his moccasins.</text:p>
          <text:p text:style-name="P6">In the course of a lifetime, what does it matter?</text:p>
          <text:p text:style-name="P6">Everyone has their own agenda.</text:p>
          <text:p text:style-name="P6"/>
        </text:list-item>
        <text:list-item>
          <text:p text:style-name="P11">She loves us, why would she leave us behind??</text:p>
        </text:list-item>
      </text:list>
      <text:p text:style-name="P10"/>
      <text:p text:style-name="P10"/>
      <text:p text:style-name="P10"><text:tab/>You see, this obviously indicates that she has been kidnapped. These notes must have been left by the lunatic to draw us out. He left them here as a warning in some kind of twisted plan then he went inside my house and kidnapped my mother. He left hairs which I am sure you can trace and there are potential blood spots on the floor. <text:s/>I assure you, my mother has been kidnapped and I can only bring her back with your help.</text:p>
      <text:p text:style-name="P10"/>
      <text:p text:style-name="P10">Please take my case,</text:p>
      <text:p text:style-name="P10"/>
      <text:p text:style-name="P10"/>
      <text:p text:style-name="P10">Pheobe Winterbottom</text:p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13-03-18T21:23:40</meta:creation-date>
    <dc:date>2013-03-18T21:41:31</dc:date>
    <dc:language>en-US</dc:language>
    <meta:editing-cycles>2</meta:editing-cycles>
    <meta:editing-duration>PT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61" meta:character-count="1417"/>
  </office:meta>
</office:document-meta>
</file>